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11cm"/>
    </style:style>
    <style:style style:name="co3" style:family="table-column">
      <style:table-column-properties fo:break-before="auto" style:column-width="13.45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_start</text:p>
          </table:table-cell>
          <table:table-cell table:style-name="ce1" office:value-type="string" calcext:value-type="string">
            <text:p>T_end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player_number</text:p>
          </table:table-cell>
          <table:table-cell table:style-name="ce1" office:value-type="string" calcext:value-type="string">
            <text:p>tackle_numb</text:p>
          </table:table-cell>
          <table:table-cell table:style-name="ce1" office:value-type="string" calcext:value-type="string">
            <text:p>GP_used</text:p>
          </table:table-cell>
          <table:table-cell table:style-name="ce1" office:value-type="string" calcext:value-type="string">
            <text:p>calib_dir</text:p>
          </table:table-cell>
          <table:table-cell table:style-name="ce1" office:value-type="string" calcext:value-type="string">
            <text:p>folder</text:p>
          </table:table-cell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P30_baseline_1_tackle_1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P30_baseline_1_tackle_2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P30_baseline_1_tackle_3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P30_baseline_1_tackle_4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P30_baseline_1_tackle_5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P30_baseline_1_tackle_6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P30_baseline_2_tackle_1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30_baseline_2_tackle_2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P30_baseline_2_tackle_3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P30_baseline_2_tackle_4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P30_baseline_2_tackle_5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P30_baseline_2_tackle_6</text:p>
          </table:table-cell>
          <table:table-cell table:style-name="ce1" office:value-type="string" calcext:value-type="string">
            <text:p>8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0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P31_baseline_1_tackle_1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P31_baseline_1_tackle_2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P31_baseline_1_tackle_3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P31_baseline_1_tackle_4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P31_baseline_1_tackle_5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P31_baseline_1_tackle_6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31_baseline_2_tackle_1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P31_baseline_2_tackle_2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P31_baseline_2_tackle_3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P31_baseline_2_tackle_4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P31_baseline_2_tackle_5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P31_baseline_2_tackle_6</text:p>
          </table:table-cell>
          <table:table-cell table:style-name="ce1" office:value-type="string" calcext:value-type="string">
            <text:p>91.0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1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P32_baseline_1_tackle_1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P32_baseline_1_tackle_2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P32_baseline_1_tackle_3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P32_baseline_1_tackle_4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P32_baseline_1_tackle_5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P32_baseline_1_tackle_6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P32_baseline_2_tackle_1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P32_baseline_2_tackle_2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P32_baseline_2_tackle_3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P32_baseline_2_tackle_4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P32_baseline_2_tackle_5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P32_baseline_2_tackle_6</text:p>
          </table:table-cell>
          <table:table-cell table:style-name="ce1" office:value-type="string" calcext:value-type="string">
            <text:p>76.3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2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P33_baseline_1_tackle_1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P33_baseline_1_tackle_2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P33_baseline_1_tackle_3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P33_baseline_1_tackle_4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P33_baseline_1_tackle_5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33_baseline_1_tackle_6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P33_baseline_2_tackle_1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P33_baseline_2_tackle_2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P33_baseline_2_tackle_3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P33_baseline_2_tackle_4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33_baseline_2_tackle_5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P33_baseline_2_tackle_6</text:p>
          </table:table-cell>
          <table:table-cell table:style-name="ce1" office:value-type="string" calcext:value-type="string">
            <text:p>69.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3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P34_baseline_1_tackle_1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P34_baseline_1_tackle_2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P34_baseline_1_tackle_3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P34_baseline_1_tackle_4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P34_baseline_1_tackle_5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P34_baseline_1_tackle_6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P34_baseline_2_tackle_1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P34_baseline_2_tackle_2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34_baseline_2_tackle_3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P34_baseline_2_tackle_4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34_baseline_2_tackle_5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34_baseline_2_tackle_6</text:p>
          </table:table-cell>
          <table:table-cell table:style-name="ce1" office:value-type="string" calcext:value-type="string">
            <text:p>100.5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4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35_baseline_1_tackle_1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P35_baseline_1_tackle_2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P35_baseline_1_tackle_3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P35_baseline_1_tackle_4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P35_baseline_1_tackle_5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P35_baseline_1_tackle_6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1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P35_baseline_2_tackle_1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P35_baseline_2_tackle_2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P35_baseline_2_tackle_3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P35_baseline_2_tackle_4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P35_baseline_2_tackle_5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P35_baseline_2_tackle_6</text:p>
          </table:table-cell>
          <table:table-cell table:style-name="ce1" office:value-type="string" calcext:value-type="string">
            <text:p>86.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5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P36_baseline_1_tackle_1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P36_baseline_1_tackle_2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P36_baseline_1_tackle_3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P36_baseline_1_tackle_4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P36_baseline_1_tackle_5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P36_baseline_1_tackle_6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P36_baseline_2_tackle_1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P36_baseline_2_tackle_2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P36_baseline_2_tackle_3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P36_baseline_2_tackle_4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P36_baseline_2_tackle_5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P36_baseline_2_tackle_6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6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P37_baseline_1_tackle_1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P37_baseline_1_tackle_2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P37_baseline_1_tackle_3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P37_baseline_1_tackle_4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P37_baseline_1_tackle_5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P37_baseline_1_tackle_6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1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P37_baseline_2_tackle_1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P37_baseline_2_tackle_2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P37_baseline_2_tackle_3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P37_baseline_2_tackle_4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2</text:p>
          </table:table-cell>
          <table:table-cell table:style-name="ce1" office:value-type="string" calcext:value-type="string">
            <text:p>/home/uct/Analyse_videos/Session8_Set2_tackle1-UCT-2019-11-27/last_videos/P30_P37/invalid/</text:p>
          </table:table-cell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P37_baseline_2_tackle_5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P37_baseline_2_tackle_6</text:p>
          </table:table-cell>
          <table:table-cell table:style-name="ce1" office:value-type="string" calcext:value-type="string">
            <text:p>75.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/home/uct/Analyse_videos/CameraCalibration/Projects/final_calibration_videos/P37_baseline_2</text:p>
          </table:table-cell>
          <table:table-cell table:style-name="ce1" office:value-type="string" calcext:value-type="string">
            <text:p>/home/uct/Analyse_videos/Session8_Set2_tackle1-UCT-2019-11-27/last_videos/P30_P37/valid/</text:p>
          </table:table-cell>
        </table:table-row>
        <table:table-row table:style-name="ro3" table:number-rows-repeated="887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07:28:16.483417614</meta:creation-date>
    <dc:date>2021-11-29T07:30:45.258283904</dc:date>
    <meta:editing-duration>PT2M29S</meta:editing-duration>
    <meta:editing-cycles>1</meta:editing-cycles>
    <meta:document-statistic meta:table-count="1" meta:cell-count="873" meta:object-count="0"/>
    <meta:generator>LibreOffice/6.4.7.2$Linux_X86_64 LibreOffice_project/40$Build-2</meta:generator>
  </office:meta>
</office:document-meta>
</file>